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1.9375in" fo:margin-left="2.3583in" table:align="left"/>
    </style:style>
    <style:style style:name="Table2.A" style:family="table-column">
      <style:table-column-properties style:column-width="1.9375in"/>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3.A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15284e" officeooo:paragraph-rsid="0015284e"/>
    </style:style>
    <style:style style:name="P2" style:family="paragraph" style:parent-style-name="Standard">
      <style:paragraph-properties fo:text-align="start" style:justify-single-word="false"/>
      <style:text-properties officeooo:rsid="0015284e" officeooo:paragraph-rsid="0015284e"/>
    </style:style>
    <style:style style:name="P3" style:family="paragraph" style:parent-style-name="Standard" style:list-style-name="L1">
      <style:paragraph-properties fo:text-align="center" style:justify-single-word="false"/>
      <style:text-properties officeooo:rsid="0015284e" officeooo:paragraph-rsid="0015284e"/>
    </style:style>
    <style:style style:name="P4" style:family="paragraph" style:parent-style-name="Standard">
      <style:paragraph-properties fo:text-align="start" style:justify-single-word="false"/>
      <style:text-properties officeooo:paragraph-rsid="001cc45d"/>
    </style:style>
    <style:style style:name="P5" style:family="paragraph" style:parent-style-name="Standard" style:list-style-name="L2">
      <style:paragraph-properties fo:text-align="center" style:justify-single-word="false"/>
      <style:text-properties officeooo:paragraph-rsid="001cc45d"/>
    </style:style>
    <style:style style:name="P6" style:family="paragraph" style:parent-style-name="Standard">
      <style:paragraph-properties fo:text-align="start" style:justify-single-word="false"/>
      <style:text-properties officeooo:rsid="002131ee" officeooo:paragraph-rsid="00222b11"/>
    </style:style>
    <style:style style:name="P7" style:family="paragraph" style:parent-style-name="Standard">
      <style:paragraph-properties fo:text-align="center" style:justify-single-word="false"/>
      <style:text-properties officeooo:rsid="002131ee" officeooo:paragraph-rsid="00222b11"/>
    </style:style>
    <style:style style:name="P8" style:family="paragraph" style:parent-style-name="Standard">
      <style:paragraph-properties fo:text-align="center" style:justify-single-word="false"/>
      <style:text-properties officeooo:rsid="002131ee" officeooo:paragraph-rsid="00231e8e"/>
    </style:style>
    <style:style style:name="P9" style:family="paragraph" style:parent-style-name="Standard">
      <style:paragraph-properties fo:text-align="start" style:justify-single-word="false"/>
      <style:text-properties officeooo:rsid="002131ee" officeooo:paragraph-rsid="00231e8e"/>
    </style:style>
    <style:style style:name="P10" style:family="paragraph">
      <loext:graphic-properties draw:fill="none" draw:fill-color="#ffffff"/>
    </style:style>
    <style:style style:name="P11" style:family="paragraph" style:parent-style-name="Table_20_Contents">
      <style:paragraph-properties fo:text-align="center" style:justify-single-word="false"/>
      <style:text-properties officeooo:paragraph-rsid="00231e8e"/>
    </style:style>
    <style:style style:name="P12" style:family="paragraph" style:parent-style-name="Text_20_body">
      <style:paragraph-properties fo:text-align="start" style:justify-single-word="false"/>
      <style:text-properties officeooo:rsid="002131ee" officeooo:paragraph-rsid="00222b11"/>
    </style:style>
    <style:style style:name="P13" style:family="paragraph" style:parent-style-name="Text_20_body">
      <style:text-properties officeooo:rsid="002131ee"/>
    </style:style>
    <style:style style:name="P14" style:family="paragraph" style:parent-style-name="Standard" style:list-style-name="L3">
      <style:paragraph-properties fo:text-align="start" style:justify-single-word="false"/>
      <style:text-properties officeooo:rsid="002131ee" officeooo:paragraph-rsid="00222b11"/>
    </style:style>
    <style:style style:name="P15" style:family="paragraph" style:parent-style-name="Text_20_body" style:list-style-name="L4">
      <style:paragraph-properties fo:text-align="center" style:justify-single-word="false"/>
      <style:text-properties officeooo:rsid="002131ee" officeooo:paragraph-rsid="00222b11"/>
    </style:style>
    <style:style style:name="P16" style:family="paragraph" style:parent-style-name="Text_20_body" style:list-style-name="L5">
      <style:paragraph-properties fo:text-align="start" style:justify-single-word="false"/>
      <style:text-properties officeooo:rsid="002131ee" officeooo:paragraph-rsid="00222b11"/>
    </style:style>
    <style:style style:name="P17" style:family="paragraph" style:parent-style-name="Text_20_body" style:list-style-name="L5">
      <style:paragraph-properties fo:text-align="start" style:justify-single-word="false"/>
      <style:text-properties style:font-name="Liberation Serif" officeooo:rsid="002131ee" officeooo:paragraph-rsid="00222b11"/>
    </style:style>
    <style:style style:name="P18" style:family="paragraph" style:parent-style-name="Text_20_body" style:list-style-name="L5">
      <style:paragraph-properties fo:text-align="start" style:justify-single-word="false"/>
      <style:text-properties style:font-name="Liberation Serif" fo:font-style="italic" officeooo:rsid="002131ee" officeooo:paragraph-rsid="00222b11"/>
    </style:style>
    <style:style style:name="P19" style:family="paragraph" style:parent-style-name="Text_20_body" style:list-style-name="L5">
      <style:paragraph-properties fo:text-align="start" style:justify-single-word="false"/>
      <style:text-properties style:font-name="Liberation Serif" fo:font-style="normal" officeooo:rsid="002131ee" officeooo:paragraph-rsid="00222b11" style:font-style-asian="normal" style:font-style-complex="normal"/>
    </style:style>
    <style:style style:name="P20" style:family="paragraph" style:parent-style-name="Text_20_body" style:list-style-name="L6">
      <style:text-properties style:font-name="Liberation Serif" fo:font-style="italic" officeooo:rsid="002131ee"/>
    </style:style>
    <style:style style:name="P21" style:family="paragraph" style:parent-style-name="Text_20_body" style:list-style-name="L7">
      <style:text-properties style:font-name="Liberation Serif" fo:font-style="italic" officeooo:rsid="002131ee"/>
    </style:style>
    <style:style style:name="P22" style:family="paragraph" style:parent-style-name="Text_20_body" style:list-style-name="L8">
      <style:text-properties style:font-name="Liberation Serif" fo:font-style="normal" officeooo:rsid="002131ee" style:font-style-asian="normal" style:font-style-complex="normal"/>
    </style:style>
    <style:style style:name="P23" style:family="paragraph" style:parent-style-name="Text_20_body">
      <style:text-properties style:font-name="Liberation Serif" fo:font-style="normal" officeooo:rsid="0025d849" officeooo:paragraph-rsid="0025d849" style:font-style-asian="normal" style:font-style-complex="normal"/>
    </style:style>
    <style:style style:name="P24" style:family="paragraph" style:parent-style-name="Text_20_body" style:list-style-name="L9">
      <style:text-properties style:font-name="Liberation Serif" fo:font-style="normal" officeooo:rsid="002131ee" style:font-style-asian="normal" style:font-style-complex="normal"/>
    </style:style>
    <style:style style:name="P25" style:family="paragraph" style:parent-style-name="Table_20_Contents">
      <style:text-properties officeooo:paragraph-rsid="0025d849"/>
    </style:style>
    <style:style style:name="P26" style:family="paragraph" style:parent-style-name="Text_20_body">
      <style:text-properties style:font-name="Liberation Serif"/>
    </style:style>
    <style:style style:name="P27" style:family="paragraph" style:parent-style-name="Text_20_body">
      <style:paragraph-properties fo:text-align="start" style:justify-single-word="false" fo:orphans="0" fo:widows="0"/>
      <style:text-properties style:font-name="Liberation Serif" officeooo:paragraph-rsid="0025d849"/>
    </style:style>
    <style:style style:name="P28" style:family="paragraph" style:parent-style-name="Text_20_body">
      <style:paragraph-properties fo:orphans="0" fo:widows="0"/>
      <style:text-properties officeooo:paragraph-rsid="0025d849"/>
    </style:style>
    <style:style style:name="P29" style:family="paragraph" style:parent-style-name="Table_20_Contents">
      <style:text-properties style:font-name="Liberation Serif"/>
    </style:style>
    <style:style style:name="P30" style:family="paragraph" style:parent-style-name="Table_20_Contents">
      <style:text-properties style:font-name="Liberation Serif" officeooo:rsid="0025d849" officeooo:paragraph-rsid="0025d849"/>
    </style:style>
    <style:style style:name="P31" style:family="paragraph" style:parent-style-name="Text_20_body">
      <style:text-properties style:font-name="Liberation Serif" fo:font-style="normal" officeooo:rsid="002131ee" style:font-style-asian="normal" style:font-style-complex="normal"/>
    </style:style>
    <style:style style:name="P32" style:family="paragraph" style:parent-style-name="Text_20_body" style:list-style-name="L10">
      <style:paragraph-properties fo:text-align="start" style:justify-single-word="false"/>
      <style:text-properties style:font-name="Liberation Serif" fo:font-style="normal" officeooo:rsid="002131ee" officeooo:paragraph-rsid="00222b11" style:font-style-asian="normal" style:font-style-complex="normal"/>
    </style:style>
    <style:style style:name="P33" style:family="paragraph" style:parent-style-name="Table_20_Contents">
      <style:paragraph-properties fo:text-align="start" style:justify-single-word="false"/>
      <style:text-properties officeooo:paragraph-rsid="00260316"/>
    </style:style>
    <style:style style:name="P34" style:family="paragraph" style:parent-style-name="Table_20_Contents">
      <style:paragraph-properties fo:text-align="start" style:justify-single-word="false"/>
      <style:text-properties style:font-name="Liberation Serif"/>
    </style:style>
    <style:style style:name="P35" style:family="paragraph" style:parent-style-name="Text_20_body">
      <style:paragraph-properties fo:text-align="start" style:justify-single-word="false"/>
      <style:text-properties style:font-name="Liberation Serif" fo:font-style="normal" officeooo:rsid="002131ee" officeooo:paragraph-rsid="00222b11" style:font-style-asian="normal" style:font-style-complex="normal"/>
    </style:style>
    <style:style style:name="P36" style:family="paragraph" style:parent-style-name="Standard" style:list-style-name="L11">
      <style:paragraph-properties fo:text-align="center" style:justify-single-word="false"/>
      <style:text-properties officeooo:rsid="002131ee" officeooo:paragraph-rsid="00222b11"/>
    </style:style>
    <style:style style:name="P37" style:family="paragraph" style:parent-style-name="Standard" style:list-style-name="L12">
      <style:paragraph-properties fo:text-align="center" style:justify-single-word="false"/>
      <style:text-properties officeooo:rsid="002131ee" officeooo:paragraph-rsid="00222b11"/>
    </style:style>
    <style:style style:name="T1" style:family="text">
      <style:text-properties officeooo:rsid="0016b275"/>
    </style:style>
    <style:style style:name="T2" style:family="text">
      <style:text-properties officeooo:rsid="0017ac58"/>
    </style:style>
    <style:style style:name="T3" style:family="text">
      <style:text-properties officeooo:rsid="00187ca1"/>
    </style:style>
    <style:style style:name="T4" style:family="text">
      <style:text-properties officeooo:rsid="00192050"/>
    </style:style>
    <style:style style:name="T5" style:family="text">
      <style:text-properties officeooo:rsid="001a6ca6"/>
    </style:style>
    <style:style style:name="T6" style:family="text">
      <style:text-properties officeooo:rsid="001b3f73"/>
    </style:style>
    <style:style style:name="T7" style:family="text">
      <style:text-properties officeooo:rsid="0015284e"/>
    </style:style>
    <style:style style:name="T8" style:family="text">
      <style:text-properties officeooo:rsid="002058b4"/>
    </style:style>
    <style:style style:name="T9" style:family="text">
      <style:text-properties style:font-name="Liberation Serif" fo:font-style="normal" style:font-style-asian="normal" style:font-style-complex="normal"/>
    </style:style>
    <style:style style:name="T10" style:family="text">
      <style:text-properties fo:font-style="normal" style:font-style-asian="normal" style:font-style-complex="normal"/>
    </style:style>
    <style:style style:name="T11" style:family="text">
      <style:text-properties style:font-name="Liberation Serif" officeooo:rsid="0025d849"/>
    </style:style>
    <style:style style:name="T12" style:family="text">
      <style:text-properties officeooo:rsid="0025d849"/>
    </style:style>
    <style:style style:name="T13" style:family="text">
      <style:text-properties style:font-name="Liberation Serif" fo:font-style="normal" officeooo:rsid="0025d849" style:font-style-asian="normal" style:font-style-complex="normal"/>
    </style:style>
    <style:style style:name="T14" style:family="text">
      <style:text-properties style:font-name="Liberation Serif" officeooo:rsid="00260316"/>
    </style:style>
    <style:style style:name="T15" style:family="text">
      <style:text-properties officeooo:rsid="00260316"/>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81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54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ương pháp giảm thiểu tấn công tràn bộ đệm dựa trên danh sách kiểm tra</text:p>
      <text:p text:style-name="P2">Tóm tắt - Tràn bộ đệm được xem là một trong những vấn đề phổ biến nhất trong lĩnh vực an toàn phần mềm. Các lỗi tràn bộ đệm có thể bắt nguồn từ sự bất cẩn trong lập trình, vốn hoàn toàn có thể được phát hiện và khắc phục bởi nhà phát triển trước khi phát hành phần mềm. Công trình nghiên cứu được trình bày trong bài báo này nhằm mục đích phát hiện và ngăn ngừa các lỗ hổng tràn bộ đệm tương tự.</text:p>
      <text:p text:style-name="P2">Trong bài báo, hai danh sách kiểm tra riêng biệt được đề xuất dành cho lập trình viên cũng như kỹ sư kiểm thử nhằm xác minh phần mềm trong các giai đoạn lập trình và các giai đoạn kiểm thử tương ứng, hướng tới việc xây dựng phần mềm an toàn.</text:p>
      <text:p text:style-name="P2">Từ khóa: Bảo mật phần mềm (Software Security), Tràn bộ đệm (Buffer Overflow), Tấn công <text:span text:style-name="T1">(Attacks), Danh sách kiểm tra </text:span><text:span text:style-name="T2">(Checklist).</text:span></text:p>
      <text:list text:style-name="L1">
        <text:list-item>
          <text:p text:style-name="P3">Lời mở đầu</text:p>
        </text:list-item>
      </text:list>
      <text:p text:style-name="P2">Mục tiêu của các cuộc tấn công tràn bộ đệm là nhằm thay đổi luồng thực thi của một chương trình tồn tại lỗ hổng, bằng cách sao chép dữ liệu vào một biến theo phương thức làm vượt quá dung lượng lưu trữ ban đầu <text:span text:style-name="T3">[1]. Điều này có thể khiến phần dữ liệu dư thừa tràn sang vùng không gian địa chỉ chưa được cấp phát và ghi đè lên con trỏ trỏ tới lệnh kế tiếp sau một lời gọi hàm. Tuy nhiên, để triển khai cuộc tấn công thành công, luồng thực thi phải được chuyển hướng chính xác đến đoạn mã tùy ý của kẻ tấn công. Để thực hiện, kẻ tấn công có thể phát triển một chương trình có khả năng xây dựng các thành phần khác nhau của bộ đệm độc hại. Hơn nữa, do vị trí của chương trình chứa lỗ hổng trong không gian địa chỉ được xác định tại thời điểm chạy </text:span><text:span text:style-name="T4">(runtime), nên một số đặc điểm nhất của bộ đệm độc hại cần được ước lượng trong mã lệnh.</text:span></text:p>
      <text:p text:style-name="P2">Các cuộc tấn công tràn bộ đệm ngày càng tinh vi và mục tiêu của chúng là truy cập vào các ứng dụng quan trọng thông qua việc khai thác các lỗ hổng tràn bộ đệm. Tuy nhiên, các nghiên cứu gần đây về kiểm thử lỗ hổng cho thấy các hệ thống phát hiện xâm nhập có thể phát hiện một trường hợp tấn công cụ thể, nhưng nhìn chung không thể “khái quát” các cuộc tấn công thành một nhóm <text:span text:style-name="T5">[2, 3, 4, 5, 6, 7, 8, 9].</text:span></text:p>
      <text:p text:style-name="P2">Đóng góp chính của nghiên cứu là xây dựng các danh sách kiểm tra <text:span text:style-name="T6">(checklist) giúp cho lập trình viên cũng như kỹ sư kiểm thử xử lý các cuộc tấn công ngay trong giai đoạn lập trình. Nếu có bất kỳ vẫn đề nào bị bỏ sót do sai sót trong khi lập trình, kỹ sư kiểm thử phải phát hiện và khắc phục trong giai đoạn kiểm thử bằng cách sử dụng một danh sách kiểm tra khác. Cách làm như vậy có thể góp phần giảm thiểu các cuộc tấn công bằng cách khai thác lỗ hổng tràn bộ đệm vốn có.</text:span></text:p>
      <text:p text:style-name="P4"><text:span text:style-name="T7">Nội dung chính của bài báo có cấu trúc như sau. Mục </text:span>II trình bày các khái niệm về tràn bộ đệm. Phương pháp danh sách kiểm tra được thảo luận trong Mục III. Kết quả thu được sau khi áp dụng các danh sách kiểm tra được trình bày trong Mục IV và các kết luận được rút ra trong Mục V.</text:p>
      <text:list text:style-name="L2">
        <text:list-item>
          <text:p text:style-name="P5">Tấn công tràn bộ đệm</text:p>
        </text:list-item>
      </text:list>
      <text:p text:style-name="P4">Các cuộc tấn công tràn bộ đệm khai thác sự thiếu sót trong việc kiểm tra giới hạn kích thước dữ liệu đầu vào được lưu trữ trong một mảng bộ đệm. Bằng cách ghi dữ liệu vượt quá phần cuối của một mảng đã được cấp phát, kẻ tấn công có thể thực hiện những thay đổi tùy ý đối với trạng thái chương trình được lưu trữ ở các vùng nhớ liền kề với mảng đó. Cấu trúc dữ liệu bị phá hủy phổ biến nhất theo cách này là ngăn xếp (stack), thường được gọi là “tấn công ghi đè ngăn xếp” (<text:span text:style-name="Emphasis">stack smashing attack</text:span>), mà chúng tôi sẽ mô tả ngắn gọn trong phần này và được trình bày chi tiết hơn ở các tài liệu khác [10, <text:span text:style-name="T8">11, </text:span>12].</text:p>
      <text:p text:style-name="P6">Nhiều chương trình viết bằng ngôn ngữ C tồn tại các lỗ hổng tràn bộ đệm, một phần do ngôn ngữ C thiếu cơ chế kiểm tra giới hạn mảng, và một phần do văn hóa lập trình C khuyến khích phong cách hướng tới hiệu năng và bỏ qua việc kiểm tra lỗi khi có thể [13, 14, 16]. Chẳng hạn, nhiều hàm thư viện chuẩn của C như gets và strcpy không thực hiện kiểm tra giới hạn theo mặc đinh [10].</text:p>
      <text:p text:style-name="P6"><text:soft-page-break/>Hình thức khai thác lỗ hổng tràn bộ đệm phổ biến là tấn công vào các bộ đệm được cấp phát trên ngăn xếp (stack). Các cuộc tấn công tràn ngăn xếp hướng tới việc đạt được hai mục tiêu có mối quan hệ phụ thuộc lẫn nhau, được minh họa bằng Hình 1.</text:p>
      <text:p text:style-name="P7"/>
      <text:p text:style-name="P7"/>
      <table:table table:name="Table1" table:style-name="Table1">
        <table:table-column table:style-name="Table1.A"/>
        <table:table-row>
          <table:table-cell table:style-name="Table1.A1" office:value-type="string">
            <text:p text:style-name="P8">Không gian địa chỉ của tiến trình</text:p>
            <text:p text:style-name="P9"><draw:frame text:anchor-type="paragraph" draw:z-index="0" draw:name="Text Frame 1" draw:style-name="gr1" draw:text-style-name="P10" svg:width="0.6043in" svg:height="0.2815in" svg:x="1.622in" svg:y="0.0799in"><draw:text-box><text:p>0xFFFF</text:p></draw:text-box></draw:frame></text:p>
            <table:table table:name="Table2" table:style-name="Table2">
              <table:table-column table:style-name="Table2.A"/>
              <table:table-row>
                <table:table-cell table:style-name="Table2.A1" office:value-type="string">
                  <text:p text:style-name="P11">Đỉnh ngăn xếp</text:p>
                </table:table-cell>
              </table:table-row>
              <table:table-row>
                <table:table-cell table:style-name="Table2.A2" office:value-type="string">
                  <text:p text:style-name="P11">Mã tấn công</text:p>
                </table:table-cell>
              </table:table-row>
              <table:table-row>
                <table:table-cell table:style-name="Table2.A2" office:value-type="string">
                  <text:p text:style-name="P11"/>
                </table:table-cell>
              </table:table-row>
              <table:table-row>
                <table:table-cell table:style-name="Table2.A2" office:value-type="string">
                  <text:p text:style-name="P11">Địa chỉ trả về</text:p>
                </table:table-cell>
              </table:table-row>
              <table:table-row>
                <table:table-cell table:style-name="Table2.A2" office:value-type="string">
                  <text:p text:style-name="P11">Biến cục bộ ...</text:p>
                </table:table-cell>
              </table:table-row>
              <table:table-row>
                <table:table-cell table:style-name="Table2.A2" office:value-type="string">
                  <text:p text:style-name="P11">Bộ đệm</text:p>
                </table:table-cell>
              </table:table-row>
              <table:table-row>
                <table:table-cell table:style-name="Table2.A2" office:value-type="string">
                  <text:p text:style-name="P11"><draw:frame text:anchor-type="paragraph" draw:z-index="1" draw:name="Text Frame 2" draw:style-name="gr2" draw:text-style-name="P10" svg:width="0.615in" svg:height="0.3543in" svg:x="-0.8055in" svg:y="0.0264in"><draw:text-box><text:p>0x0000</text:p></draw:text-box></draw:frame></text:p>
                </table:table-cell>
              </table:table-row>
            </table:table>
            <text:p text:style-name="P8"/>
            <text:p text:style-name="P8">Hình 1. Kịch bản tràn bộ đệm</text:p>
            <text:p text:style-name="P8"/>
          </table:table-cell>
        </table:table-row>
      </table:table>
      <text:p text:style-name="P6"/>
      <text:p text:style-name="P6">Chèn mã tấn công: Kẻ tấn công cung cấp một chuỗi đầu vào chứa mã nhị phân có thể thục thi trực tiếp trên máy đích bị tấn công. Thông thường, đoạn mã này tương đối đơn giản và thường thực hiện một thao tác tương tự lời gọi hệ thông exec (“sh”) nhằm tạo ra một shell với quyền quản trị (root shell).</text:p>
      <text:p text:style-name="P6">Thay đổi địa chỉ trả về: Trong ngăn xếp tồn tại một khung ngăn xếp tương ứng với hàm đang hoạt động nằm phía trên bộ đệm bị tấn công. Lỗ hổng tràn bộ đệm làm thay đổi địa chỉ trả về để trỏ tới mã tấn công. Khi hàm kết thúc, thay vì quay trở lại vị trí được gọi trước đó, luồng thực thi sẽ chuyển hướng đến mã tấn công.</text:p>
      <text:p text:style-name="P12">Các chương trình bị tấn công bằng kỹ thuật này thường là các tiến trình daemon có đặc quyền (privileged daemons), tức là các chương trình chạy dưới định danh người dùng (user-ID) của <text:span text:style-name="Emphasis">root</text:span> để thực hiện một số dịch vụ. Mã tấn công được chèn vào thường là một chuỗi lệnh ngắn, cũng được thực thi dưới định danh người dùng của <text:span text:style-name="Emphasis">root</text:span>. Kết quả là kẻ tấn công có thể tạo ra một <text:span text:style-name="Emphasis">shell</text:span> với quyền <text:span text:style-name="Emphasis">root</text:span>.</text:p>
      <text:p text:style-name="P13">Nếu dữ liệu đầu vào của chương trình được cung cấp từ một tiến trình đang chạy cục bộ, thì lớp lỗ hổng này có thể cho phép bất kỳ người dùng cục bộ nào trở thành <text:span text:style-name="Emphasis">root</text:span>. Nghiêm trọng hơn, nếu dữ liệu đầu vào của chương trình đến từ một kết nối mạng, thì lớp lỗ hổng này có thể cho phép bất kỳ người dùng nào trên mạng đạt được quyền <text:span text:style-name="Emphasis">root</text:span> trên máy cục bộ. Mặc dù các phiên bản mới của dạng tấn công này có thể không còn mang nhiều giá trị học thuật, chúng vẫn có ý nghĩa quan trọng đối với an toàn hệ thống trong thực tiễn.</text:p>
      <text:p text:style-name="P13">Việc xây dựng một cuộc tấn công như vậy từ đầu rõ ràng không phải là điều đơn giản. Thông thường, các cuộc tấn công được triển khai dựa trên kỹ thuật dịch ngược (reverse engineering) đối với chương trình mục tiêu nhằm xác định chính xác độ lệch (offset) từ cuối bộ đệm đến địa chỉ trả về trong khung ngăn xếp, cũng như độ lệch từ địa chỉ trả về đến mã tấn công được chèn vào. Tuy nhiên, các yêu cầu chính xác nghiêm ngặt này có thể được nới lỏng [11]:</text:p>
      <text:p text:style-name="P13"><text:soft-page-break/></text:p>
      <text:list text:style-name="L3">
        <text:list-item>
          <text:p text:style-name="P14">Vị trí của địa chỉ trả về có thể được ước lượng một cách đơn giản bằng cách lặp lại nhiều lần địa chỉ trả về mong muốn trong vùng lân cận vị trí địa chỉ trả về dự kiến.</text:p>
        </text:list-item>
        <text:list-item>
          <text:p text:style-name="P14">Độ lệch tới mã tấn công có thể được ước lượng bằng cách chèn vào trước mã tấn công một số lượng tùy ý các lệnh NOP. Khi đó, địa chỉ trả về bị ghi đè chỉ cần nhảy vào giữa vùng chứa các lệnh NOP để đạt được mục tiêu.</text:p>
        </text:list-item>
      </text:list>
      <text:p text:style-name="P12">Các tài liệu kinh điển về tấn công ghi đè ngăn xếp (stack smashing attacks) [10, 11, 12] đã khiến việc xây dựng cách khai thác tràn bộ đệm trở nên khá dễ dàng. Công việc duy nhất mà kẻ tấn công cần thực hiện là tìm một bộ đệm được bảo vệ kém trong một chương trình đặc quyền và xây dựng một khai thác tương ứng. Hàng trăm khai thác như vậy đã được ghi nhận trong những năm gần đây [4].</text:p>
      <text:list text:style-name="L4">
        <text:list-item>
          <text:p text:style-name="P15">Phương pháp kiểm tra danh sách</text:p>
        </text:list-item>
      </text:list>
      <text:p text:style-name="P12">Một số hướng dẫn chung dành cho việc lập trình được các chuyên gia đề xuất. Một số nội dung được trình bày như sau [1] :</text:p>
      <text:list xml:id="list2738949672" text:style-name="L5">
        <text:list-item>
          <text:p text:style-name="P16"><text:span text:style-name="T9">Lập trình viên nên tránh sử dụng </text:span><text:span text:style-name="Source_20_Text"><text:span text:style-name="T9">gets()</text:span></text:span><text:span text:style-name="T9">. Thay vào đó, nên sử dụng </text:span><text:span text:style-name="Source_20_Text"><text:span text:style-name="T9">fgets()</text:span></text:span><text:span text:style-name="T9"> với stdin làm luồng nhập liệu chính. Mặc dù </text:span><text:span text:style-name="Source_20_Text"><text:span text:style-name="T9">fgets()</text:span></text:span><text:span text:style-name="T9"> yêu cầu chỉ định độ dài chuỗi, cần lưu ý rằng độ dài này không được vượt quá kích thước của bộ đệm; nếu không, có thể xảy ra lỗi lệch một đơn vị (</text:span><text:span text:style-name="Emphasis"><text:span text:style-name="T9">off-by-one error</text:span></text:span><text:span text:style-name="T9">).</text:span></text:p>
        </text:list-item>
        <text:list-item>
          <text:p text:style-name="P17"><text:span text:style-name="T9">Lập trình viên nên tránh dùng </text:span><text:span text:style-name="Source_20_Text"><text:span text:style-name="T9">strcpy()</text:span></text:span><text:span text:style-name="T9"> và </text:span><text:span text:style-name="Source_20_Text"><text:span text:style-name="T9">strcat()</text:span></text:span><text:span text:style-name="T9">. Thay vào đó, họ nên sử dụng </text:span><text:span text:style-name="Source_20_Text"><text:span text:style-name="T9">strncpy()</text:span></text:span><text:span text:style-name="T9"> và </text:span><text:span text:style-name="Source_20_Text"><text:span text:style-name="T9">strncat()</text:span></text:span><text:span text:style-name="T9">. Các hàm </text:span><text:span text:style-name="Source_20_Text"><text:span text:style-name="T9">strcpy()</text:span></text:span><text:span text:style-name="T9"> và </text:span><text:span text:style-name="Source_20_Text"><text:span text:style-name="T9">strcat()</text:span></text:span><text:span text:style-name="T9"> thường dùng với các chuỗi hằng làm nguồn, nhưng việc giả định rằng một chuỗi sẽ luôn là hằng số thì không an toàn.</text:span></text:p>
        </text:list-item>
        <text:list-item>
          <text:p text:style-name="P17"><text:span text:style-name="T9">Lập trình viên nên sử dụng các "chỉ định độ chính xác" (precision specifiers) với họ hàm </text:span><text:span text:style-name="Source_20_Text"><text:span text:style-name="T9">scanf()</text:span></text:span><text:span text:style-name="T9"> (như </text:span><text:span text:style-name="Source_20_Text"><text:span text:style-name="T9">scanf()</text:span></text:span><text:span text:style-name="T9">, </text:span><text:span text:style-name="Source_20_Text"><text:span text:style-name="T9">fscanf()</text:span></text:span><text:span text:style-name="T9">, </text:span><text:span text:style-name="Source_20_Text"><text:span text:style-name="T9">sscanf()</text:span></text:span><text:span text:style-name="T9">, v.v.). Nếu không, phần mềm sẽ không thực hiện bất kỳ việc kiểm tra giới hạn (bounds checking) nào.</text:span></text:p>
        </text:list-item>
        <text:list-item>
          <text:p text:style-name="P17"><text:span text:style-name="T10">Lập trình viên tuyệt đối không bao giờ được sử dụng các chuỗi định dạng biến thiên (variable format strings) với họ hàm </text:span><text:span text:style-name="Source_20_Text"><text:span text:style-name="T9">printf()</text:span></text:span><text:span text:style-name="T10">. (Lỗi này thường dẫn đến lỗ hổng Format String).</text:span></text:p>
        </text:list-item>
        <text:list-item>
          <text:p text:style-name="P18"><text:span text:style-name="T10">Lập trình viên nên đề phòng lỗi "lệch một đơn vị" (off-by-one errors) ngay cả với các hàm được coi là an toàn khác như </text:span><text:span text:style-name="Source_20_Text"><text:span text:style-name="T9">memcpy()</text:span></text:span><text:span text:style-name="T10">.</text:span></text:p>
        </text:list-item>
        <text:list-item>
          <text:p text:style-name="P18"><text:span text:style-name="T10">Khi sử dụng </text:span><text:span text:style-name="Source_20_Text"><text:span text:style-name="T9">streadd()</text:span></text:span><text:span text:style-name="T10"> hoặc </text:span><text:span text:style-name="Source_20_Text"><text:span text:style-name="T9">strecpy()</text:span></text:span><text:span text:style-name="T10">, cần đảm bảo rằng bộ đệm đích phải lớn gấp bốn lần kích thước của bộ đệm nguồn.</text:span></text:p>
        </text:list-item>
        <text:list-item>
          <text:p text:style-name="P19">Cần đặc biệt lưu ý đến mọi hàm thư viện nhận một con trỏ (đặc biệt là con trỏ chuỗi) làm đầu vào để làm nơi lưu trữ đầu ra. Nếu hàm đó không có thêm tham số nào khác để chỉ định kích thước bộ đệm hoặc kích thước chuỗi, thì hàm đó không thực hiện kiểm tra giới hạn.</text:p>
        </text:list-item>
        <text:list-item text:style-override="L6">
          <text:p text:style-name="P20"><text:span text:style-name="T10">Lập trình viên cũng nên cẩn trọng và thực hiện kiểm tra giới hạn khi sử dụng các hàm như </text:span><text:span text:style-name="Source_20_Text"><text:span text:style-name="T9">getc()</text:span></text:span><text:span text:style-name="T10"> và </text:span><text:span text:style-name="Source_20_Text"><text:span text:style-name="T9">read()</text:span></text:span><text:span text:style-name="T10"> trong vòng lặp.</text:span></text:p>
        </text:list-item>
        <text:list-item text:style-override="L7">
          <text:p text:style-name="P21"><text:span text:style-name="T10">Các hàm như </text:span><text:span text:style-name="Source_20_Text"><text:span text:style-name="T9">syslog()</text:span></text:span><text:span text:style-name="T10"> và </text:span><text:span text:style-name="Source_20_Text"><text:span text:style-name="T9">getopt()</text:span></text:span><text:span text:style-name="T10"> nhận chuỗi làm đầu vào nhưng tùy thuộc vào cách cài đặt (implementation), chúng có thể không kiểm tra kích thước chuỗi trước khi sử dụng. Lập trình </text:span><text:soft-page-break/><text:span text:style-name="T10">viên nên cắt ngắn (truncate) các chuỗi xuống một độ dài hợp lý trước khi truyền con trỏ của chúng làm đầu vào cho bất kỳ hàm thư viện nào.</text:span></text:p>
        </text:list-item>
        <text:list-item text:style-override="L8">
          <text:p text:style-name="P22">Khi sử dụng các hàm thư viện có tham số là kích thước bộ đệm, lập trình viên nên đảm bảo rằng bộ đệm thực sự lớn đúng như kích thước họ khai báo.</text:p>
        </text:list-item>
      </text:list>
      <text:p text:style-name="P23">Dưới đây là hai danh sách kiểm tra được đề xuất, một dành cho Lập trình viên và một dành cho Kỹ sư kiểm thử: </text:p>
      <text:list text:style-name="L9">
        <text:list-item>
          <text:p text:style-name="P24">Danh sách kiểm tra cho Lập trình viên</text:p>
        </text:list-item>
      </text:list>
      <table:table table:name="Table3" table:style-name="Table3">
        <table:table-column table:style-name="Table3.A"/>
        <table:table-row>
          <table:table-cell table:style-name="Table3.A1" office:value-type="string">
            <text:p text:style-name="P25"><text:span text:style-name="T11">1. </text:span>Có thực hiện kiểm tra giới hạn (bounds checking) trên các mảng không?</text:p>
          </table:table-cell>
        </table:table-row>
        <table:table-row>
          <table:table-cell table:style-name="Table3.A2" office:value-type="string">
            <text:p text:style-name="P25"><text:span text:style-name="T11">2. </text:span>Có thực hiện kiểm tra giới hạn trên các phép toán con trỏ (pointer arithmetic) không?</text:p>
          </table:table-cell>
        </table:table-row>
        <table:table-row>
          <table:table-cell table:style-name="Table3.A2" office:value-type="string">
            <text:p text:style-name="P25"><text:span text:style-name="T11">3. </text:span>Có biện pháp nào để kiểm tra trước khi sao chép, định dạng, hoặc gửi dữ liệu vào một bộ đệm, nhằm đảm bảo rằng bộ đệm đó đủ lớn để chứa bất kỳ dữ liệu nào được đưa vào không?</text:p>
          </table:table-cell>
        </table:table-row>
        <table:table-row>
          <table:table-cell table:style-name="Table3.A2" office:value-type="string">
            <text:p text:style-name="P25"><text:span text:style-name="T11">4. </text:span>Có biện pháp nào để kiểm tra nội dung đầu vào không? (Lưu ý: Đôi khi chính nội dung của đầu vào có thể gây ra tràn bộ đệm chứ không chỉ do kích thước của đầu vào).</text:p>
          </table:table-cell>
        </table:table-row>
        <table:table-row>
          <table:table-cell table:style-name="Table3.A2" office:value-type="string">
            <text:p text:style-name="P26"><text:span text:style-name="T12">5. </text:span>Việc sử dụng các hàm thư viện không an toàn (unsafe library functions) có được thực hiện đúng cách/an toàn không</text:p>
          </table:table-cell>
        </table:table-row>
        <table:table-row>
          <table:table-cell table:style-name="Table3.A2" office:value-type="string">
            <text:p text:style-name="P27"><text:span text:style-name="T12">6. </text:span>Có biện pháp nào để kiểm tra các lỗi lệch một đơn vị (off-by-one errors) không?</text:p>
          </table:table-cell>
        </table:table-row>
        <table:table-row>
          <table:table-cell table:style-name="Table3.A2" office:value-type="string">
            <text:p text:style-name="P28"><text:span text:style-name="T11">7. </text:span>Có nhận thức rõ ràng rằng một mảng được khai báo trong C là <text:span text:style-name="Source_20_Text">int A[100]</text:span> chỉ có thể được truy cập với các chỉ số từ <text:span text:style-name="Source_20_Text">A[0]</text:span> đến <text:span text:style-name="Source_20_Text">A[99]</text:span> không?</text:p>
          </table:table-cell>
        </table:table-row>
        <table:table-row>
          <table:table-cell table:style-name="Table3.A2" office:value-type="string">
            <text:p text:style-name="P28"><text:span text:style-name="T13">8. </text:span>Có biện pháp nào để kiểm tra/rà soát lại các mã nguồn cũ không?</text:p>
          </table:table-cell>
        </table:table-row>
        <table:table-row>
          <table:table-cell table:style-name="Table3.A2" office:value-type="string">
            <text:p text:style-name="P29"><text:span text:style-name="T12">9. </text:span>Tất cả các giả định có được xem xét dưới góc độ của kẻ tấn công không? </text:p>
          </table:table-cell>
        </table:table-row>
        <table:table-row>
          <table:table-cell table:style-name="Table3.A2" office:value-type="string">
            <text:p text:style-name="P30">10. Có thể coi tất cả các lỗi tràn bộ đệm là một rủi ro về bảo mật hay không?</text:p>
          </table:table-cell>
        </table:table-row>
      </table:table>
      <text:p text:style-name="P31"/>
      <text:list text:style-name="L10">
        <text:list-item>
          <text:p text:style-name="P32">Danh sách kiểm tra cho Kỹ sư kiểm thử (Test Engineers)</text:p>
        </text:list-item>
      </text:list>
      <table:table table:name="Table4" table:style-name="Table4">
        <table:table-column table:style-name="Table4.A"/>
        <table:table-row>
          <table:table-cell table:style-name="Table4.A1" office:value-type="string">
            <text:p text:style-name="P33"><text:span text:style-name="T14">1. </text:span>Có thực hiện kiểm tra đối với tất cả các đầu vào là chuỗi và bộ đệm (buffer) bằng cách nhập vào một chuỗi rất dài hoặc lượng dữ liệu quá lớn không?</text:p>
          </table:table-cell>
        </table:table-row>
        <table:table-row>
          <table:table-cell table:style-name="Table4.A2" office:value-type="string">
            <text:p text:style-name="P33"><text:span text:style-name="T14">2. </text:span>Có thực hiện kiểm tra đối với một số (đại diện) nằm trong phân vùng (partition) không? </text:p>
          </table:table-cell>
        </table:table-row>
        <table:table-row>
          <table:table-cell table:style-name="Table4.A2" office:value-type="string">
            <text:p text:style-name="P34"><text:span text:style-name="T15">3. </text:span>Có biện pháp nào để kiểm tra trước khi sao chép, định dạng, hoặc gửi dữ liệu vào một bộ đệm, nhằm đảm bảo rằng bộ đệm đó đủ lớn để chứa bất kỳ dữ liệu nào được đưa vào không?</text:p>
          </table:table-cell>
        </table:table-row>
        <table:table-row>
          <table:table-cell table:style-name="Table4.A2" office:value-type="string">
            <text:p text:style-name="P34"><text:span text:style-name="T15">4. </text:span>Có biện pháp nào để kiểm thử lại mã nguồn cũ khi lập trình viên sử dụng nó cho các mục đích mới, ngay cả khi mã đó đã được kiểm thử trước đây không?</text:p>
          </table:table-cell>
        </table:table-row>
        <table:table-row>
          <table:table-cell table:style-name="Table4.A2" office:value-type="string">
            <text:p text:style-name="P34"><text:span text:style-name="T15">5. </text:span>Mã nguồn có được kiểm thử trên tất cả các nền tảng mà nó dự kiến sẽ hoạt động không?</text:p>
          </table:table-cell>
        </table:table-row>
        <table:table-row>
          <table:table-cell table:style-name="Table4.A2" office:value-type="string">
            <text:p text:style-name="P34"><text:span text:style-name="T15">6. </text:span>Tất cả các giả định có được xem xét dưới góc nhìn của kẻ tấn công không?</text:p>
          </table:table-cell>
        </table:table-row>
        <text:soft-page-break/>
        <table:table-row>
          <table:table-cell table:style-name="Table4.A2" office:value-type="string">
            <text:p text:style-name="P34"><text:span text:style-name="T15">7. </text:span>Có coi tất cả các lỗi tràn bộ đệm (buffer overflows) đều là rủi ro bảo mật hay không?</text:p>
          </table:table-cell>
        </table:table-row>
      </table:table>
      <text:p text:style-name="P35"/>
      <text:list text:style-name="L11">
        <text:list-item>
          <text:p text:style-name="P36">Kết quả khi sử dung danh sách kiểm tra</text:p>
        </text:list-item>
      </text:list>
      <text:p text:style-name="P6">Các danh sách kiểm tra này đã được thử nghiệm trong một dự án phát triển của một tổ chức và kết quả thu được cho thấy rủi ro của các cuộc tấn công như vậy đã giảm tới 80%. Theo yêu cầu của tổ chức đó, chúng tôi không tiết lộ tên và chi tiết của dự án.</text:p>
      <text:list text:style-name="L12">
        <text:list-item>
          <text:p text:style-name="P37">KẾT LUẬN &amp; HƯỚNG PHÁT TRIỂN TRONG TƯƠNG LAI</text:p>
        </text:list-item>
      </text:list>
      <text:p text:style-name="P6">Một giải pháp dựa trên danh sách kiểm tra được đề xuất nhằm ngăn chặn và phát hiện các cuộc tấn công tràn bộ đệm. Nếu các lập trình viên và kỹ sư kiểm thử ghi nhớ những điểm này, thì việc phòng ngừa có thể được thực hiện ngay tại giai đoạn lập trình và giai đoạn kiểm thử tương ứng. Trong tương lai, chúng tôi đang lên kế hoạch xây dựng một khung đánh giá bảo mật (security assessment framework), trong đó chúng tôi sẽ sử dụng các cơ chế giảm thiểu lỗi dựa trên danh sách kiểm tra này. Công trình này sẽ hỗ trợ các lập trình viên phần mềm và các chuyên gia bảo mật trong việc xây dựng phần mềm an toàn, đây cũng là mục tiêu chính của dự án này.</text:p>
      <text:p text:style-name="P7">LỜI CẢM ƠN</text:p>
      <text:p text:style-name="P6">Công trình nghiên cứu này được tài trợ bởi DIT, Bộ Truyền thông và Công nghệ Thông tin, Chính phủ Ấn Độ, theo khoản tài trợ số 12(51)/05-ES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0</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3T09:26:55.388412151</meta:creation-date>
    <dc:date>2026-03-04T22:20:13.357214231</dc:date>
    <meta:editing-duration>PT23M59S</meta:editing-duration>
    <meta:editing-cycles>3</meta:editing-cycles>
    <meta:generator>LibreOffice/25.8.4.2$Linux_X86_64 LibreOffice_project/580$Build-2</meta:generator>
    <meta:document-statistic meta:table-count="4" meta:image-count="0" meta:object-count="0" meta:page-count="5" meta:paragraph-count="67" meta:word-count="2715" meta:character-count="12362" meta:non-whitespace-character-count="9730"/>
  </office:meta>
</office:document-meta>
</file>